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officeooo:paragraph-rsid="0014d736"/>
    </style:style>
    <style:style style:name="P2" style:family="paragraph" style:parent-style-name="List_20_Contents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weight="bold" officeooo:paragraph-rsid="0014d736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8" style:family="paragraph" style:parent-style-name="Preformatted_20_Text">
      <style:paragraph-properties fo:margin-top="0in" fo:margin-bottom="0in" loext:contextual-spacing="false" fo:padding="0in" fo:border="none"/>
    </style:style>
    <style:style style:name="T1" style:family="text">
      <style:text-properties fo:color="#c0c0c0"/>
    </style:style>
    <style:style style:name="T2" style:family="text">
      <style:text-properties fo:color="#c0c0c0" fo:background-color="#f6f9d4" loext:char-shading-value="0"/>
    </style:style>
    <style:style style:name="T3" style:family="text">
      <style:text-properties fo:color="#008000"/>
    </style:style>
    <style:style style:name="T4" style:family="text">
      <style:text-properties fo:color="#008000" fo:background-color="#f6f9d4" loext:char-shading-value="0"/>
    </style:style>
    <style:style style:name="T5" style:family="text">
      <style:text-properties fo:color="#000080"/>
    </style:style>
    <style:style style:name="T6" style:family="text">
      <style:text-properties fo:color="#c09050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inherit" fo:font-size="9.75pt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background-color="transparent" loext:char-shading-value="0" loext:padding="0in" loext:border="non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5dc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8">var</text:span></text:span><text:span text:style-name="Source_20_Text"><text:span text:style-name="T9"> client = </text:span></text:span><text:span text:style-name="Source_20_Text"><text:span text:style-name="T8">new</text:span></text:span><text:span text:style-name="Source_20_Text"><text:span text:style-name="T9"> </text:span></text:span><text:span text:style-name="Source_20_Text"><text:span text:style-name="T8">XMLHttpRequest</text:span></text:span><text:span text:style-name="Source_20_Text"><text:span text:style-name="T9">();</text:span></text:span></text:p>
      <text:p text:style-name="P7"><text:span text:style-name="Source_20_Text"><text:span text:style-name="T9">client.</text:span></text:span><text:span text:style-name="Source_20_Text"><text:span text:style-name="T8">open</text:span></text:span><text:span text:style-name="Source_20_Text"><text:span text:style-name="T9">(</text:span></text:span><text:span text:style-name="Source_20_Text"><text:span text:style-name="T8">'GET'</text:span></text:span><text:span text:style-name="Source_20_Text"><text:span text:style-name="T9">, </text:span></text:span><text:span text:style-name="Source_20_Text"><text:span text:style-name="T8">'/foo.txt'</text:span></text:span><text:span text:style-name="Source_20_Text"><text:span text:style-name="T9">);</text:span></text:span></text:p>
      <text:p text:style-name="P7"><text:span text:style-name="Source_20_Text"><text:span text:style-name="T9">client.</text:span></text:span><text:span text:style-name="Source_20_Text"><text:span text:style-name="T8">onreadystatechange</text:span></text:span><text:span text:style-name="Source_20_Text"><text:span text:style-name="T9"> = </text:span></text:span><text:span text:style-name="Source_20_Text"><text:span text:style-name="T8">function</text:span></text:span><text:span text:style-name="Source_20_Text"><text:span text:style-name="T9">() {</text:span></text:span></text:p>
      <text:p text:style-name="P7"><text:span text:style-name="Source_20_Text"><text:span text:style-name="T10"><text:s text:c="2"/></text:span></text:span><text:span text:style-name="Source_20_Text"><text:span text:style-name="T8">alert</text:span></text:span><text:span text:style-name="Source_20_Text"><text:span text:style-name="T9">(client.</text:span></text:span><text:span text:style-name="Source_20_Text"><text:span text:style-name="T8">responseText</text:span></text:span><text:span text:style-name="Source_20_Text"><text:span text:style-name="T9">);</text:span></text:span></text:p>
      <text:p text:style-name="P8"><text:span text:style-name="Source_20_Text"><text:span text:style-name="T9">}</text:span></text:span></text:p>
      <text:p text:style-name="P7"><text:span text:style-name="Source_20_Text"><text:span text:style-name="T9">client.</text:span></text:span><text:span text:style-name="Source_20_Text"><text:span text:style-name="T8">send</text:span></text:span><text:span text:style-name="Source_20_Text"><text:span text:style-name="T9">();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3-04-26T11:49:34.361460128</dc:date>
    <meta:editing-duration>PT1H4M25S</meta:editing-duration>
    <meta:editing-cycles>8</meta:editing-cycles>
    <meta:document-statistic meta:table-count="0" meta:image-count="0" meta:object-count="0" meta:page-count="1" meta:paragraph-count="6" meta:word-count="14" meta:character-count="149" meta:non-whitespace-character-count="139"/>
  </office:meta>
</office:document-meta>
</file>